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a4c" officeooo:paragraph-rsid="00056a4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6a4c" officeooo:paragraph-rsid="00056a4c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s BIT-90-BASIC</text:p>
      <text:p text:style-name="P1"/>
      <text:p text:style-name="P1">ABS(<text:tab/><text:tab/><text:tab/><text:tab/><text:tab/>FN<text:tab/><text:tab/><text:tab/><text:tab/>OPTIONSBASE<text:tab/><text:tab/><text:tab/><text:tab/>STEP</text:p>
      <text:p text:style-name="P1"/>
      <text:p text:style-name="P1">ASC(<text:tab/><text:tab/><text:tab/><text:tab/><text:tab/>GOSUB<text:tab/><text:tab/><text:tab/>OUT<text:tab/><text:tab/><text:tab/><text:tab/><text:tab/><text:tab/>STOP</text:p>
      <text:p text:style-name="P1"/>
      <text:p text:style-name="P1">ATN(<text:tab/><text:tab/><text:tab/><text:tab/><text:tab/>GOTO<text:tab/><text:tab/><text:tab/>PEEK(<text:tab/><text:tab/><text:tab/><text:tab/><text:tab/><text:tab/>STR$</text:p>
      <text:p text:style-name="P1"/>
      <text:p text:style-name="P1">AUTO<text:tab/><text:tab/><text:tab/><text:tab/><text:tab/>HEX$<text:tab/><text:tab/><text:tab/>PLAY<text:tab/><text:tab/><text:tab/><text:tab/><text:tab/><text:tab/>TAB(</text:p>
      <text:p text:style-name="P1"/>
      <text:p text:style-name="P1">BYE<text:tab/><text:tab/><text:tab/><text:tab/><text:tab/>HOME<text:tab/><text:tab/><text:tab/>PLOT<text:tab/><text:tab/><text:tab/><text:tab/><text:tab/><text:tab/>TAN(</text:p>
      <text:p text:style-name="P1"/>
      <text:p text:style-name="P1">CALL<text:tab/><text:tab/><text:tab/><text:tab/><text:tab/>IN(<text:tab/><text:tab/><text:tab/><text:tab/>POKE<text:tab/><text:tab/><text:tab/><text:tab/><text:tab/><text:tab/>TEMPO</text:p>
      <text:p text:style-name="P1"/>
      <text:p text:style-name="P1">CHR$<text:tab/><text:tab/><text:tab/><text:tab/><text:tab/>IF<text:tab/><text:tab/><text:tab/><text:tab/>POS<text:tab/><text:tab/><text:tab/><text:tab/><text:tab/><text:tab/>THEN</text:p>
      <text:p text:style-name="P1"/>
      <text:p text:style-name="P1">CLOSE<text:tab/><text:tab/><text:tab/><text:tab/><text:tab/>INT(<text:tab/><text:tab/><text:tab/>PRINT<text:tab/><text:tab/><text:tab/><text:tab/><text:tab/><text:tab/>TO</text:p>
      <text:p text:style-name="P1"/>
      <text:p text:style-name="P1">CLEAR<text:tab/><text:tab/><text:tab/><text:tab/><text:tab/>INKEY$<text:tab/><text:tab/>RANDOMIZE<text:tab/><text:tab/><text:tab/><text:tab/>TRACE</text:p>
      <text:p text:style-name="P1"/>
      <text:p text:style-name="P1">CONT<text:tab/><text:tab/><text:tab/><text:tab/><text:tab/>JOYST(<text:tab/><text:tab/><text:tab/>READ<text:tab/><text:tab/><text:tab/><text:tab/><text:tab/><text:tab/>TRACE</text:p>
      <text:p text:style-name="P1"/>
      <text:p text:style-name="P1">COPY<text:tab/><text:tab/><text:tab/><text:tab/><text:tab/>LEN(<text:tab/><text:tab/><text:tab/>REM<text:tab/><text:tab/><text:tab/><text:tab/><text:tab/><text:tab/>VAL)</text:p>
      <text:p text:style-name="P1"/>
      <text:p text:style-name="P1">DATA<text:tab/><text:tab/><text:tab/><text:tab/><text:tab/>LET<text:tab/><text:tab/><text:tab/>RESUME<text:tab/><text:tab/><text:tab/><text:tab/><text:tab/>WAIT</text:p>
      <text:p text:style-name="P1"/>
      <text:p text:style-name="P1">DEL<text:tab/><text:tab/><text:tab/><text:tab/><text:tab/>LIST<text:tab/><text:tab/><text:tab/>REC<text:tab/><text:tab/><text:tab/><text:tab/><text:tab/><text:tab/>&lt;=</text:p>
      <text:p text:style-name="P1"/>
      <text:p text:style-name="P1">DELETE<text:tab/><text:tab/><text:tab/><text:tab/>LOAD<text:tab/><text:tab/><text:tab/>RIGHT$<text:tab/><text:tab/><text:tab/><text:tab/><text:tab/>&lt;&gt;</text:p>
      <text:p text:style-name="P1"/>
      <text:p text:style-name="P1">DEF<text:tab/><text:tab/><text:tab/><text:tab/><text:tab/>LN(<text:tab/><text:tab/><text:tab/><text:tab/>RENUM<text:tab/><text:tab/><text:tab/><text:tab/><text:tab/>&gt;=</text:p>
      <text:p text:style-name="P1"/>
      <text:p text:style-name="P1">DIM<text:tab/><text:tab/><text:tab/><text:tab/><text:tab/>LOG(<text:tab/><text:tab/><text:tab/>RESTORE<text:tab/><text:tab/><text:tab/><text:tab/><text:tab/>AND</text:p>
      <text:p text:style-name="P1"/>
      <text:p text:style-name="P1">EDIT<text:tab/><text:tab/><text:tab/><text:tab/><text:tab/>NEXT<text:tab/><text:tab/><text:tab/>RND(<text:tab/><text:tab/><text:tab/><text:tab/><text:tab/><text:tab/>NOT</text:p>
      <text:p text:style-name="P1"/>
      <text:p text:style-name="P1">ELSE<text:tab/><text:tab/><text:tab/><text:tab/><text:tab/>NEW<text:tab/><text:tab/><text:tab/>RUN<text:tab/><text:tab/><text:tab/><text:tab/><text:tab/><text:tab/>OR</text:p>
      <text:p text:style-name="P1"/>
      <text:p text:style-name="P1">END<text:tab/><text:tab/><text:tab/><text:tab/><text:tab/>MUSIC<text:tab/><text:tab/><text:tab/>SAVE<text:tab/><text:tab/><text:tab/><text:tab/><text:tab/><text:tab/><text:tab/><text:tab/><text:tab/><text:tab/><text:tab/><text:tab/></text:p>
      <text:p text:style-name="P1"/>
      <text:p text:style-name="P1">EOF<text:tab/><text:tab/><text:tab/><text:tab/><text:tab/>MID$<text:tab/><text:tab/><text:tab/>SIN(</text:p>
      <text:p text:style-name="P1"/>
      <text:p text:style-name="P1">EXP(<text:tab/><text:tab/><text:tab/><text:tab/><text:tab/>ON<text:tab/><text:tab/><text:tab/><text:tab/>SGN(</text:p>
      <text:p text:style-name="P1"/>
      <text:p text:style-name="P1">FOR<text:tab/><text:tab/><text:tab/><text:tab/><text:tab/>ONERR GOTO<text:tab/><text:tab/>SQR(</text:p>
      <text:p text:style-name="P1"/>
      <text:p text:style-name="P1">FRE<text:tab/><text:tab/><text:tab/><text:tab/><text:tab/>OPEN<text:tab/><text:tab/><text:tab/><text:tab/>SPC(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9:13:01.708610295</meta:creation-date>
    <dc:date>2020-09-08T19:28:58.377420535</dc:date>
    <meta:editing-duration>PT56S</meta:editing-duration>
    <meta:editing-cycles>1</meta:editing-cycles>
    <meta:document-statistic meta:table-count="0" meta:image-count="0" meta:object-count="0" meta:page-count="1" meta:paragraph-count="24" meta:word-count="90" meta:character-count="669" meta:non-whitespace-character-count="368"/>
    <meta:generator>LibreOffice/6.4.5.2$Linux_X86_64 LibreOffice_project/40$Build-2</meta:generator>
  </office:meta>
</office:document-meta>
</file>